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n" fo:country="IE"/>
    </style:style>
    <style:style style:name="P2" style:family="paragraph" style:parent-style-name="Header">
      <style:paragraph-properties fo:text-align="end" style:justify-single-word="false" style:border-line-width-bottom="0.002cm 0.035cm 0.002cm" fo:padding-left="0cm" fo:padding-right="0cm" fo:padding-top="0cm" fo:padding-bottom="0.035cm" fo:border-left="none" fo:border-right="none" fo:border-top="none" fo:border-bottom="0.039cm double #000000"/>
      <style:text-properties fo:language="en" fo:country="IE" fo:font-style="italic" style:font-style-asian="italic"/>
    </style:style>
    <style:style style:name="P3" style:family="paragraph" style:parent-style-name="Footer">
      <style:paragraph-properties fo:text-align="end" style:justify-single-word="false" style:border-line-width-top="0.002cm 0.035cm 0.002cm" fo:padding-left="0cm" fo:padding-right="0cm" fo:padding-top="0.035cm" fo:padding-bottom="0cm" fo:border-left="none" fo:border-right="none" fo:border-top="0.039cm double #000000" fo:border-bottom="none"/>
    </style:style>
    <style:style style:name="P4" style:family="paragraph" style:parent-style-name="Heading_20_2">
      <style:text-properties fo:language="en" fo:country="IE"/>
    </style:style>
    <style:style style:name="P5" style:family="paragraph" style:parent-style-name="Standard">
      <style:text-properties fo:language="en" fo:country="IE"/>
    </style:style>
    <style:style style:name="P6" style:family="paragraph" style:parent-style-name="Standard" style:list-style-name="WW8Num2">
      <style:text-properties fo:language="en" fo:country="IE"/>
    </style:style>
    <style:style style:name="P7" style:family="paragraph" style:parent-style-name="Standard" style:list-style-name="WW8Num3">
      <style:text-properties fo:language="en" fo:country="IE"/>
    </style:style>
    <style:style style:name="P8" style:family="paragraph" style:parent-style-name="Standard" style:list-style-name="WW8Num1">
      <style:text-properties fo:language="en" fo:country="IE"/>
    </style:style>
    <style:style style:name="P9" style:family="paragraph" style:parent-style-name="Standard">
      <style:paragraph-properties fo:text-align="center" style:justify-single-word="false"/>
      <style:text-properties style:font-name="Bookman Old Style" fo:font-size="18pt" fo:language="en" fo:country="IE" fo:font-weight="bold" style:font-size-asian="18pt" style:font-weight-asian="bold" style:font-name-complex="Bookman Old Style" style:font-size-complex="18pt"/>
    </style:style>
    <style:style style:name="P10" style:family="paragraph" style:parent-style-name="Standard" style:list-style-name="WW8Num2"/>
    <style:style style:name="P11" style:family="paragraph" style:parent-style-name="Standard" style:list-style-name="WW8Num3"/>
    <style:style style:name="P12" style:family="paragraph" style:parent-style-name="Standard" style:list-style-name="WW8Num1"/>
    <style:style style:name="P13" style:family="paragraph" style:parent-style-name="Standard" style:list-style-name="WW8Num4"/>
    <style:style style:name="P14" style:family="paragraph" style:parent-style-name="Standard">
      <style:paragraph-properties fo:break-before="page"/>
      <style:text-properties fo:language="en" fo:country="IE"/>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indent="1.27cm" style:auto-text-indent="false"/>
      <style:text-properties fo:language="en" fo:country="IE"/>
    </style:style>
    <style:style style:name="P17" style:family="paragraph" style:parent-style-name="Standard" style:master-page-name="Standard">
      <style:paragraph-properties style:page-number="auto"/>
      <style:text-properties fo:language="en" fo:country="IE"/>
    </style:style>
    <style:style style:name="P18" style:family="paragraph" style:parent-style-name="Standard" style:master-page-name="Convert_20_1">
      <style:paragraph-properties style:page-number="auto"/>
      <style:text-properties fo:language="none" fo:country="none" style:language-asian="none" style:country-asian="none"/>
    </style:style>
    <style:style style:name="P19" style:family="paragraph" style:parent-style-name="Standard" style:master-page-name="Convert_20_2">
      <style:paragraph-properties style:page-number="auto"/>
      <style:text-properties fo:language="en" fo:country="IE"/>
    </style:style>
    <style:style style:name="P20" style:family="paragraph">
      <style:paragraph-properties fo:text-align="center" style:writing-mode="lr-tb"/>
    </style:style>
    <style:style style:name="P21" style:family="paragraph">
      <style:paragraph-properties style:writing-mode="lr-tb"/>
    </style:style>
    <style:style style:name="P22" style:family="paragraph">
      <style:paragraph-properties fo:text-align="end" style:writing-mode="lr-tb"/>
    </style:style>
    <style:style style:name="T1" style:family="text">
      <style:text-properties fo:language="en" fo:country="IE"/>
    </style:style>
    <style:style style:name="T2" style:family="text">
      <style:text-properties fo:language="en" fo:country="IE" fo:font-style="italic" fo:font-weight="bold" style:font-style-asian="italic" style:font-weight-asian="bold"/>
    </style:style>
    <style:style style:name="T3" style:family="text">
      <style:text-properties fo:language="en" fo:country="IE" fo:font-style="italic" style:font-style-asian="italic"/>
    </style:style>
    <style:style style:name="T4" style:family="text">
      <style:text-properties fo:language="en" fo:country="IE" style:language-asian="en" style:country-asian="US"/>
    </style:style>
    <style:style style:name="T5" style:family="text">
      <style:text-properties style:font-name="Bookman Old Style" fo:font-size="18pt" fo:language="en" fo:country="IE" fo:font-weight="bold" style:font-size-asian="18pt" style:font-weight-asian="bold" style:font-name-complex="Bookman Old Style" style:font-size-complex="18pt"/>
    </style:style>
    <style:style style:name="T6" style:family="text">
      <style:text-properties style:text-position="super 58%" fo:language="en" fo:country="IE" fo:font-weight="bold" style:font-weight-asian="bold"/>
    </style:style>
    <style:style style:name="T7" style:family="text">
      <style:text-properties style:use-window-font-color="true" style:font-name="Times New Roman" fo:font-size="10pt" fo:language="en" fo:country="IE" style:font-name-asian="Times New Roman" style:font-size-asian="10pt" style:font-name-complex="Times New Roman" style:font-size-complex="10pt" style:language-complex="ar" style:country-complex="SA"/>
    </style:style>
    <style:style style:name="T8" style:family="text">
      <style:text-properties style:use-window-font-color="true" style:font-name="Times New Roman" fo:font-size="12pt" fo:language="en" fo:country="IE"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8pt" fo:language="en" fo:country="IE" style:font-name-asian="Times New Roman" style:font-size-asian="8pt" style:font-name-complex="Times New Roman" style:font-size-complex="8pt" style:language-complex="ar" style:country-complex="SA"/>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svg:stroke-linecap="square" draw:fill="solid"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6"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5"/>
      <text:p text:style-name="P5"/>
      <text:p text:style-name="P5"/>
      <text:p text:style-name="P5"/>
      <text:p text:style-name="P5"/>
      <text:p text:style-name="P5"/>
      <text:p text:style-name="P5"/>
      <text:p text:style-name="P5"/>
      <text:p text:style-name="P9">Generic Message Handler</text:p>
      <text:p text:style-name="P9">(GeMHa)</text:p>
      <text:p text:style-name="P5"/>
      <text:p text:style-name="P5"/>
      <text:p text:style-name="P5"/>
      <text:p text:style-name="P5"/>
      <text:p text:style-name="P14"/>
      <text:h text:style-name="P1" text:outline-level="1">Description</text:h>
      <text:p text:style-name="Standard"><text:span text:style-name="T1">The Message Handler is an application facilitating communication between applications, across servers, (usually) in the form of XML messages. It is developed completely in Java</text:span><text:span text:style-name="T6">1</text:span><text:span text:style-name="T1">, so can be ported to any server, but has only been tested on HP-UNIX.</text:span></text:p>
      <text:p text:style-name="P5"/>
      <text:p text:style-name="Standard"><text:span text:style-name="T1">It takes inputs from one of :</text:span></text:p>
      <text:p text:style-name="P5"/>
      <text:list xml:id="list9175951455350196060" text:style-name="WW8Num2">
        <text:list-item>
          <text:p text:style-name="P6">an MQ Queue</text:p>
        </text:list-item>
        <text:list-item>
          <text:p text:style-name="P6">a socket connection</text:p>
        </text:list-item>
        <text:list-item>
          <text:p text:style-name="P6">a CSV file of input records</text:p>
        </text:list-item>
        <text:list-item>
          <text:p text:style-name="P10"><text:span text:style-name="T1">a set of message files</text:span></text:p>
        </text:list-item>
      </text:list>
      <text:p text:style-name="P5"/>
      <text:p text:style-name="Standard"><text:span text:style-name="T1">hands the input message to a specified </text:span><text:span text:style-name="T2">MessageProcessor</text:span><text:span text:style-name="T1"> object, creates a response and places the response :</text:span></text:p>
      <text:p text:style-name="P5"/>
      <text:list xml:id="list158316120505566534" text:style-name="WW8Num3">
        <text:list-item>
          <text:p text:style-name="P11"><text:span text:style-name="T1">on an MQ queue</text:span></text:p>
        </text:list-item>
        <text:list-item>
          <text:p text:style-name="P7">in a file</text:p>
        </text:list-item>
      </text:list>
      <text:p text:style-name="P5"/>
      <text:p text:style-name="Standard"><text:span text:style-name="T1">The Message Handler is designed to allow you “plug in” any </text:span><text:span text:style-name="T2">MessageProcessor</text:span><text:span text:style-name="T1">, this being a java <text:s/>object which implements a defined </text:span><text:span text:style-name="T3">EirIProcessMesssage</text:span><text:span text:style-name="T1"> interface. This interface has defined methods for performing start-up, message-processing, and close-down operations, which are called by the Message Handler. The currently available plug-ins perform the following :</text:span></text:p>
      <text:p text:style-name="P5"/>
      <text:list xml:id="list3243908541911667646" text:style-name="WW8Num1">
        <text:list-item>
          <text:p text:style-name="P12"><text:span text:style-name="T1">Perform Inserts, Updates, Deletes or Queries to a database</text:span><text:span text:style-name="T6">2</text:span></text:p>
        </text:list-item>
        <text:list-item>
          <text:p text:style-name="P8">Send the message over a socket connection</text:p>
        </text:list-item>
        <text:list-item>
          <text:p text:style-name="P8">Send the messages as character-separated records to an output file</text:p>
        </text:list-item>
      </text:list>
      <text:p text:style-name="P5"/>
      <text:p text:style-name="P5"/>
      <text:p text:style-name="P5">By mixing and matching the various modules, messages can be transferred from a Queue, Socket or File(s), to a Database, Queue, Socket or File(s).</text:p>
      <text:p text:style-name="P5"/>
      <text:p text:style-name="Standard"><text:span text:style-name="T1">The following page shows a diagrammatic representation of the Message Handler.</text:span></text:p>
      <text:p text:style-name="P5"/>
      <text:p text:style-name="P5"/>
      <text:p text:style-name="P5"/>
      <text:p text:style-name="P5"/>
      <text:p text:style-name="P5"/>
      <text:p text:style-name="P5">Notes:</text:p>
      <text:p text:style-name="Standard"><text:span text:style-name="T6">1</text:span><text:span text:style-name="T1"> Java 1.5 required.</text:span></text:p>
      <text:p text:style-name="Standard"><text:span text:style-name="T6">2</text:span><text:span text:style-name="T1"> Tested against Oracle 10g, using JDBC. Would need only a slight addition to handle dates in another database product.</text:span></text:p>
      <text:p text:style-name="P18"><draw:g text:anchor-type="as-char" svg:y="0cm" draw:z-index="0" draw:style-name="gr1"><draw:rect draw:style-name="gr2" draw:text-style-name="P20" svg:width="24.129cm" svg:height="14.604cm" svg:x="0cm" svg:y="0cm"><text:p/></draw:rect><draw:g draw:style-name="gr3"><draw:custom-shape draw:style-name="gr4" draw:text-style-name="P21" svg:width="2.857cm" svg:height="0.952cm" svg:x="0.633cm" svg:y="3.491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frame draw:style-name="gr5" draw:text-style-name="P21" svg:width="1.269cm" svg:height="0.634cm" svg:x="0.949cm" svg:y="3.489cm"><draw:text-box><text:p text:style-name="P21"><text:span text:style-name="T7">MQ</text:span></text:p></draw:text-box></draw:frame></draw:g><draw:g draw:style-name="gr3"><draw:custom-shape draw:style-name="gr4" draw:text-style-name="P21" svg:width="3.176cm" svg:height="1.265cm" svg:x="0.633cm" svg:y="1.27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5" draw:text-style-name="P21" svg:width="1.588cm" svg:height="0.63cm" svg:x="0.951cm" svg:y="1.584cm"><draw:text-box><text:p text:style-name="P21"><text:span text:style-name="T7">Files</text:span></text:p></draw:text-box></draw:frame></draw:g><draw:custom-shape draw:style-name="gr4" draw:text-style-name="P21" svg:width="4.125cm" svg:height="2.543cm" svg:x="8.89cm" svg:y="1.901cm"><text:p/><draw:enhanced-geometry svg:viewBox="0 0 21600 21600" draw:glue-points="10800 0 0 10800 10800 21600 21600 10800" draw:type="flowchart-process" draw:enhanced-path="M 0 0 L 21600 0 21600 21600 0 21600 0 0 Z N"/></draw:custom-shape><draw:frame draw:style-name="gr5" draw:text-style-name="P21" svg:width="2.858cm" svg:height="1.906cm" svg:x="9.523cm" svg:y="2.221cm"><draw:text-box><text:p text:style-name="P21"><text:span text:style-name="T8">Message Handler</text:span></text:p></draw:text-box></draw:frame><draw:g draw:style-name="gr3"><draw:custom-shape draw:style-name="gr4" draw:text-style-name="P21" svg:width="2.857cm" svg:height="0.952cm" svg:x="19.366cm" svg:y="3.491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frame draw:style-name="gr5" draw:text-style-name="P21" svg:width="1.269cm" svg:height="0.634cm" svg:x="19.681cm" svg:y="3.489cm"><draw:text-box><text:p text:style-name="P21"><text:span text:style-name="T7">MQ</text:span></text:p></draw:text-box></draw:frame></draw:g><draw:g draw:style-name="gr3"><draw:custom-shape draw:style-name="gr4" draw:text-style-name="P21" svg:width="3.176cm" svg:height="1.265cm" svg:x="19.366cm" svg:y="1.27cm"><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frame draw:style-name="gr5" draw:text-style-name="P21" svg:width="1.588cm" svg:height="0.63cm" svg:x="19.683cm" svg:y="1.584cm"><draw:text-box><text:p text:style-name="P21"><text:span text:style-name="T7">Files</text:span></text:p></draw:text-box></draw:frame></draw:g><draw:line draw:style-name="gr6" draw:text-style-name="P20" svg:x1="6.031cm" svg:y1="3.173cm" svg:x2="8.889cm" svg:y2="3.175cm"><text:p/></draw:line><draw:line draw:style-name="gr6" draw:text-style-name="P20" svg:x1="13.016cm" svg:y1="3.173cm" svg:x2="15.874cm" svg:y2="3.175cm"><text:p/></draw:line><draw:frame draw:style-name="gr5" draw:text-style-name="P21" svg:width="1.904cm" svg:height="0.636cm" svg:x="6.348cm" svg:y="2.538cm"><draw:text-box><text:p text:style-name="P21"><text:span text:style-name="T7">Input</text:span></text:p></draw:text-box></draw:frame><draw:frame draw:style-name="gr5" draw:text-style-name="P21" svg:width="1.9cm" svg:height="0.636cm" svg:x="13.651cm" svg:y="2.538cm"><draw:text-box><text:p text:style-name="P21"><text:span text:style-name="T7">Output</text:span></text:p></draw:text-box></draw:frame><draw:line draw:style-name="gr6" draw:text-style-name="P20" svg:x1="3.81cm" svg:y1="2.221cm" svg:x2="6.031cm" svg:y2="3.174cm"><text:p/></draw:line><draw:line draw:style-name="gr6" draw:text-style-name="P20" svg:x1="3.173cm" svg:y1="4.126cm" svg:x2="5.713cm" svg:y2="3.173cm"><text:p/></draw:line><draw:line draw:style-name="gr6" draw:text-style-name="P20" svg:x1="15.873cm" svg:y1="3.174cm" svg:x2="19.364cm" svg:y2="2.221cm"><text:p/></draw:line><draw:line draw:style-name="gr6" draw:text-style-name="P20" svg:x1="15.873cm" svg:y1="3.173cm" svg:x2="19.364cm" svg:y2="3.808cm"><text:p/></draw:line><draw:frame draw:style-name="gr5" draw:text-style-name="P21" svg:width="6.665cm" svg:height="3.17cm" svg:x="8.89cm" svg:y="11.109cm"><draw:text-box><text:p text:style-name="P21"><text:span text:style-name="T7">Current Plug-ins:</text:span></text:p><text:p text:style-name="P21"><text:span text:style-name="T7"/></text:p><text:p text:style-name="P21"><text:span text:style-name="T7">ForDb</text:span></text:p><text:p text:style-name="P21"><text:span text:style-name="T7">ForSocket</text:span></text:p><text:p text:style-name="P21"><text:span text:style-name="T7">ForFile</text:span></text:p><text:p text:style-name="P21"><text:span text:style-name="T7">DoNothing</text:span></text:p></draw:text-box></draw:frame><draw:line draw:style-name="gr6" draw:text-style-name="P20" svg:x1="9.523cm" svg:y1="4.445cm" svg:x2="9.523cm" svg:y2="6.666cm"><text:p/></draw:line><draw:line draw:style-name="gr6" draw:text-style-name="P20" svg:x1="12.063cm" svg:y1="6.664cm" svg:x2="12.063cm" svg:y2="4.443cm"><text:p/></draw:line><draw:custom-shape draw:style-name="gr4" draw:text-style-name="P21" svg:width="6.98cm" svg:height="3.809cm" svg:x="7.62cm" svg:y="6.666cm"><text:p/><draw:enhanced-geometry svg:viewBox="0 0 21600 21600" draw:glue-points="10800 0 0 10800 10800 21600 21600 10800" draw:type="flowchart-process" draw:enhanced-path="M 0 0 L 21600 0 21600 21600 0 21600 0 0 Z N"/></draw:custom-shape><draw:custom-shape draw:style-name="gr4" draw:text-style-name="P21" svg:width="1.908cm" svg:height="1.588cm" svg:x="8.253cm" svg:y="7.301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21" svg:width="1.271cm" svg:height="0.636cm" svg:x="8.571cm" svg:y="7.936cm"><draw:text-box><text:p text:style-name="P21"><text:span text:style-name="T7">Db</text:span></text:p></draw:text-box></draw:frame><draw:custom-shape draw:style-name="gr4" draw:text-style-name="P21" svg:width="1.588cm" svg:height="1.588cm" svg:x="12.696cm" svg:y="7.301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frame draw:style-name="gr5" draw:text-style-name="P21" svg:width="1.271cm" svg:height="0.636cm" svg:x="12.696cm" svg:y="7.618cm"><draw:text-box><text:p text:style-name="P21"><text:span text:style-name="T7">File</text:span></text:p></draw:text-box></draw:frame><draw:custom-shape draw:style-name="gr4" draw:text-style-name="P21" svg:width="1.909cm" svg:height="1.585cm" svg:x="10.476cm" svg:y="7.301cm"><text:p/><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draw:custom-shape><draw:frame draw:style-name="gr5" draw:text-style-name="P21" svg:width="1.588cm" svg:height="0.636cm" svg:x="10.793cm" svg:y="7.618cm"><draw:text-box><text:p text:style-name="P21"><text:span text:style-name="T9">Sock</text:span><text:span text:style-name="T7">et</text:span></text:p></draw:text-box></draw:frame><draw:frame draw:style-name="gr5" draw:text-style-name="P22" svg:width="1.904cm" svg:height="0.629cm" svg:x="7.299cm" svg:y="5.08cm"><draw:text-box><text:p text:style-name="P22"><text:span text:style-name="T7">Request</text:span></text:p></draw:text-box></draw:frame><draw:frame draw:style-name="gr5" draw:text-style-name="P21" svg:width="1.904cm" svg:height="0.625cm" svg:x="12.381cm" svg:y="5.08cm"><draw:text-box><text:p text:style-name="P21"><text:span text:style-name="T7">Response</text:span></text:p></draw:text-box></draw:frame><draw:frame draw:style-name="gr5" draw:text-style-name="P21" svg:width="3.492cm" svg:height="0.953cm" svg:x="9.521cm" svg:y="9.204cm"><draw:text-box><text:p text:style-name="P21"><text:span text:style-name="T8">Plug-in Modules</text:span></text:p></draw:text-box></draw:frame><draw:custom-shape draw:style-name="gr7" draw:text-style-name="P21" svg:width="1.699cm" svg:height="1.274cm" svg:x="1.903cm" svg:y="5.715cm"><text:p text:style-name="P21"><text:span text:style-name="T7">Socket</text:span></text:p><text:p text:style-name="P21"><text:span text:style-name="T7">Server</text:span></text:p><draw:enhanced-geometry svg:viewBox="0 0 21600 21600" draw:type="mso-spt51" draw:modifiers="-16593 -4959 -11833 5378 -2694 5378 -12192 -5437" draw:enhanced-path="M 0 0 L 21600 0 21600 21600 0 21600 Z N M ?f0 ?f1 L ?f2 ?f3 N M ?f2 ?f3 L ?f4 ?f5 N M ?f4 0 L ?f4 21600 N M"><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line draw:style-name="gr6" draw:text-style-name="P20" svg:x1="3.81cm" svg:y1="6.027cm" svg:x2="5.713cm" svg:y2="3.489cm"><text:p/></draw:line></draw:g></text:p>
      <text:p text:style-name="P19"/>
      <text:h text:style-name="Heading_20_1" text:outline-level="1"><text:span text:style-name="T1">Description of Plug-ins</text:span></text:h>
      <text:h text:style-name="P4" text:outline-level="2">DoNothing</text:h>
      <text:p text:style-name="P5">This handler simply returns the message presented to it, making no changes.</text:p>
      <text:p text:style-name="P5"/>
      <text:p text:style-name="Standard"><text:span text:style-name="T1">This allows us send…</text:span></text:p>
      <text:p text:style-name="P5"/>
      <text:p text:style-name="P16">files of messages</text:p>
      <text:p text:style-name="P16">or</text:p>
      <text:p text:style-name="P15"><text:span text:style-name="T1">files of CSV records (will be converted to XML messages)</text:span></text:p>
      <text:p text:style-name="P16">or</text:p>
      <text:p text:style-name="P16">messages from an MQ queue</text:p>
      <text:p text:style-name="P16">or</text:p>
      <text:p text:style-name="P16">messages sent to a socket server</text:p>
      <text:p text:style-name="Standard"><text:span text:style-name="T1">to…</text:span></text:p>
      <text:p text:style-name="P15"><text:span text:style-name="T1">files of messages</text:span></text:p>
      <text:p text:style-name="P16">or</text:p>
      <text:p text:style-name="P16">an MQ queue</text:p>
      <text:p text:style-name="P5"/>
      <text:p text:style-name="P5">The Message Handler can in this way be used to remove messages from a queue or place messages stored in files onto a queue.</text:p>
      <text:p text:style-name="P5">This is particularly useful during testing of MQ-based messaging.</text:p>
      <text:p text:style-name="P5"/>
      <text:h text:style-name="P4" text:outline-level="2">ForDB</text:h>
      <text:p text:style-name="P5">This handler accepts XML-based instructions to perform SELECTS, INSERTS, UPDATES and DELETES on a specified database connection.</text:p>
      <text:p text:style-name="P5"/>
      <text:p text:style-name="Standard"><text:span text:style-name="T1">Simple Queries &amp; Updates, specified solely in the XML message, are limited to key-based actions. This is because all qualifications supplied in the XML are simply ANDed together when forming the SQL query.</text:span></text:p>
      <text:p text:style-name="P5"/>
      <text:p text:style-name="Standard"><text:span text:style-name="T1">More complex Queries &amp; Updates can be specified in the applications settings file as </text:span><text:span text:style-name="T3">Prepared Statements</text:span><text:span text:style-name="T1">, with the incoming XML messsage then supplying expected parameters.</text:span></text:p>
      <text:p text:style-name="P5"/>
      <text:h text:style-name="P4" text:outline-level="2">ForSocket</text:h>
      <text:p text:style-name="Standard"><text:span text:style-name="T1">This is a handler for placing the XML message on a socket connection, for use when an application has no access to MQ (for message delivery).</text:span></text:p>
      <text:p text:style-name="P5"/>
      <text:p text:style-name="Standard"><text:span text:style-name="T1">The complementing socket server class is already created to accept these messages in a safe and robust manner, so the using application need only “plug-in” this server class and handle the interface methods to retrieve the XML message. No knowledge of sockets is required to have the messages sent to your java application.</text:span></text:p>
      <text:p text:style-name="P5"/>
      <text:h text:style-name="P4" text:outline-level="2">ForFile</text:h>
      <text:p text:style-name="P5">With this handler, XML messages can be output as rows of character-separated fields to a named file.</text:p>
      <text:p text:style-name="P5"/>
      <text:p text:style-name="P5"/>
      <text:h text:style-name="Heading_20_1" text:outline-level="1"><text:soft-page-break/><text:span text:style-name="T1">Common Features</text:span></text:h>
      <text:h text:style-name="P4" text:outline-level="2">Logging</text:h>
      <text:p text:style-name="Standard"><text:span text:style-name="T1">Java Logging of all events, exceptions and errors is used throughout all modules, allowing selection of the level of messages output to the log file(s), according to the seven levels of the Java Logging specification. The level is set in the XML-based settings file.</text:span></text:p>
      <text:p text:style-name="P5"/>
      <text:h text:style-name="P4" text:outline-level="2">Audit Trail</text:h>
      <text:p text:style-name="Standard"><text:span text:style-name="T1">All modules support specification of the location of audit keys within XML messages. These keys are then included in output to the log file(s), when recording significant events and message-based exceptions. A trail is therefore available in the log file(s), showing when/if the message has been processed, consumed and responded to.</text:span></text:p>
      <text:p text:style-name="P5"/>
      <text:h text:style-name="P4" text:outline-level="2">XML Validation</text:h>
      <text:p text:style-name="Standard"><text:span text:style-name="T1">The input <text:s/>XML message can be defined to be validated by a specified XML Schema Definition file.</text:span></text:p>
      <text:p text:style-name="P5">If an error occurs, a parameter of the settings file will determine what should occur in the event of an error.</text:p>
      <text:p text:style-name="P5"/>
      <text:p text:style-name="Standard"><text:span text:style-name="T1">XML Validation error processing can be set to one of three options:</text:span></text:p>
      <text:p text:style-name="P5"/>
      <text:list xml:id="list8045075437711285003" text:style-name="WW8Num4">
        <text:list-item>
          <text:p text:style-name="P13"><text:span text:style-name="T1">Discard the message to an error file, continuing with the next message</text:span></text:p>
        </text:list-item>
        <text:list-item>
          <text:p text:style-name="P13"><text:span text:style-name="T1">Shut down the application, leaving the message un-processed (for example, it remains on the input MQ queue)</text:span></text:p>
        </text:list-item>
        <text:list-item>
          <text:p text:style-name="P13"><text:span text:style-name="T1">Respond to Sender with an error message, consuming the original message</text:span></text:p>
        </text:list-item>
      </text:list>
      <text:p text:style-name="P5"/>
      <text:p text:style-name="P5"/>
      <text:h text:style-name="P4" text:outline-level="2">Resource Management</text:h>
      <text:p text:style-name="Standard"><text:span text:style-name="T1">When appropriate, all modules will close any resources when the Message Handler is accepting messages from MQ and is determined to be in a state of “not busy”. This occurs when messages have not been received for a (parameter-driven) number of seconds.</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WW8Num1z0" style:family="text">
      <style:text-properties style:font-name="Symbol" fo:language="en" fo:country="IE"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fo:language="en" fo:country="IE"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language="en" fo:country="IE"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fo:language="en" fo:country="IE"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border-line-width-bottom="0.002cm 0.035cm 0.002cm" fo:padding-left="0cm" fo:padding-right="0cm" fo:padding-top="0cm" fo:padding-bottom="0.035cm" fo:border-left="none" fo:border-right="none" fo:border-top="none" fo:border-bottom="0.039cm double #000000"/>
      <style:text-properties fo:language="en" fo:country="IE" fo:font-style="italic" style:font-style-asian="italic"/>
    </style:style>
    <style:style style:name="MP2" style:family="paragraph" style:parent-style-name="Footer">
      <style:paragraph-properties fo:text-align="end" style:justify-single-word="false" style:border-line-width-top="0.002cm 0.035cm 0.002cm" fo:padding-left="0cm" fo:padding-right="0cm" fo:padding-top="0.035cm" fo:padding-bottom="0cm" fo:border-left="none" fo:border-right="none" fo:border-top="0.039cm double #000000" fo:border-bottom="none"/>
    </style:style>
    <style:style style:name="MT1" style:family="text">
      <style:text-properties fo:language="en" fo:country="IE" style:language-asian="en" style:country-asian="US"/>
    </style:style>
    <style:page-layout style:name="Mpm1">
      <style:page-layout-properties fo:page-width="21.001cm" fo:page-height="29.7cm" style:num-format="1" style:print-orientation="portrait" fo:margin-top="1.27cm" fo:margin-bottom="1.27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9.7cm" fo:page-height="21.001cm" style:num-format="1" style:print-orientation="landscape" fo:margin-top="3.17cm" fo:margin-bottom="3.1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001cm" fo:page-height="29.7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Generic Message Handler</text:p>
      </style:header>
      <style:footer>
        <text:p text:style-name="MP2"><text:span text:style-name="MT1">Page </text:span><text:span text:style-name="MT1"><text:page-number text:select-page="current">2</text:page-number></text:span><text:span text:style-name="MT1"> of </text:span><text:span text:style-name="MT1"><text:page-count style:num-format="1">5</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wadel</meta:initial-creator>
    <meta:creation-date>2008-12-18T11:06:00</meta:creation-date>
    <dc:creator>wadel</dc:creator>
    <dc:date>2009-03-27T11:54:00</dc:date>
    <meta:print-date>2009-02-09T10:40:00</meta:print-date>
    <meta:editing-cycles>43</meta:editing-cycles>
    <meta:editing-duration>PT5H18M</meta:editing-duration>
    <meta:document-statistic meta:table-count="0" meta:image-count="0" meta:object-count="0" meta:page-count="5" meta:paragraph-count="68" meta:word-count="759" meta:character-count="4554"/>
    <meta:generator>OpenOffice/4.0.0$Win32 OpenOffice.org_project/400m3$Build-9702</meta:generator>
  </office:meta>
</office:document-meta>
</file>